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4a7b" officeooo:paragraph-rsid="00104a7b"/>
    </style:style>
    <style:style style:name="P2" style:family="paragraph" style:parent-style-name="Standard">
      <style:text-properties officeooo:rsid="00104a7b" officeooo:paragraph-rsid="00136386"/>
    </style:style>
    <style:style style:name="P3" style:family="paragraph" style:parent-style-name="Standard">
      <style:text-properties fo:font-size="15pt" officeooo:rsid="00104a7b" officeooo:paragraph-rsid="00104a7b" style:font-size-asian="15pt" style:font-size-complex="15pt"/>
    </style:style>
    <style:style style:name="P4" style:family="paragraph" style:parent-style-name="Standard">
      <style:paragraph-properties fo:margin-left="1.251cm" fo:margin-right="0cm" fo:text-align="start" style:justify-single-word="false" fo:text-indent="0cm" style:auto-text-indent="false"/>
      <style:text-properties officeooo:rsid="00104a7b" officeooo:paragraph-rsid="00104a7b"/>
    </style:style>
    <style:style style:name="P5" style:family="paragraph" style:parent-style-name="Standard">
      <style:paragraph-properties fo:margin-left="1.251cm" fo:margin-right="0cm" fo:text-align="start" style:justify-single-word="false" fo:text-indent="0cm" style:auto-text-indent="false"/>
      <style:text-properties officeooo:rsid="00122d91" officeooo:paragraph-rsid="00122d91"/>
    </style:style>
    <style:style style:name="P6" style:family="paragraph" style:parent-style-name="Standard">
      <style:paragraph-properties fo:margin-left="1.251cm" fo:margin-right="0cm" fo:text-align="start" style:justify-single-word="false" fo:text-indent="0cm" style:auto-text-indent="false"/>
      <style:text-properties officeooo:rsid="00136386" officeooo:paragraph-rsid="00136386"/>
    </style:style>
    <style:style style:name="P7" style:family="paragraph" style:parent-style-name="Standard">
      <style:paragraph-properties fo:margin-left="1.251cm" fo:margin-right="0cm" fo:text-align="start" style:justify-single-word="false" fo:text-indent="0cm" style:auto-text-indent="false"/>
      <style:text-properties officeooo:rsid="0014d0ee" officeooo:paragraph-rsid="0014d0ee"/>
    </style:style>
    <style:style style:name="P8" style:family="paragraph" style:parent-style-name="Standard">
      <style:paragraph-properties fo:margin-left="0cm" fo:margin-right="0cm" fo:text-align="start" style:justify-single-word="false" fo:text-indent="0cm" style:auto-text-indent="false"/>
      <style:text-properties officeooo:rsid="00136386" officeooo:paragraph-rsid="00136386"/>
    </style:style>
    <style:style style:name="P9" style:family="paragraph" style:parent-style-name="Standard">
      <style:paragraph-properties fo:margin-left="0cm" fo:margin-right="0cm" fo:text-align="start" style:justify-single-word="false" fo:text-indent="0cm" style:auto-text-indent="false"/>
      <style:text-properties officeooo:rsid="0013dbc8" officeooo:paragraph-rsid="0013dbc8"/>
    </style:style>
    <style:style style:name="P10" style:family="paragraph" style:parent-style-name="Standard">
      <style:paragraph-properties fo:margin-left="0cm" fo:margin-right="0cm" fo:text-align="start" style:justify-single-word="false" fo:text-indent="0cm" style:auto-text-indent="false"/>
      <style:text-properties officeooo:rsid="0014d0ee" officeooo:paragraph-rsid="0014d0ee"/>
    </style:style>
    <style:style style:name="T1" style:family="text">
      <style:text-properties fo:font-weight="bold" style:font-weight-asian="bold" style:font-weight-complex="bold"/>
    </style:style>
    <style:style style:name="T2" style:family="text">
      <style:text-properties officeooo:rsid="00136386"/>
    </style:style>
    <style:style style:name="T3" style:family="text">
      <style:text-properties fo:font-weight="normal" style:font-weight-asian="normal" style:font-weight-complex="normal"/>
    </style:style>
    <style:style style:name="T4" style:family="text">
      <style:text-properties officeooo:rsid="0013dbc8"/>
    </style:style>
    <style:style style:name="T5" style:family="text">
      <style:text-properties officeooo:rsid="0014d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High-speed bipedal robot running Using High-speed Visual Feedback</text:span></text:p>
      <text:p text:style-name="P3"/>
      <text:p text:style-name="P1">1) Title</text:p>
      <text:p text:style-name="P1"/>
      <text:p text:style-name="P2">2) State of the art:</text:p>
      <text:p text:style-name="P2"><text:span text:style-name="T2">M</text:span>ost popular methods for motion control for bipedal robots</text:p>
      <text:p text:style-name="P1">To keep the balance of the robot.</text:p>
      <text:p text:style-name="P1">- <text:span text:style-name="T1">Zero Moment Point-based control</text:span>: position the feet so that the the moments in the horizontal direction are minimized.</text:p>
      <text:p text:style-name="P1">Very robust</text:p>
      <text:p text:style-name="P1">Computationally expensive</text:p>
      <text:p text:style-name="P1">Small stable region (limits movements)</text:p>
      <text:p text:style-name="P1">- <text:span text:style-name="T1">SLIP</text:span>: spring-loaded inverted pendulum. Suitable for hopping robots.</text:p>
      <text:p text:style-name="P1">Lack of versatility and high number of control parameters</text:p>
      <text:p text:style-name="P1">- <text:span text:style-name="T1">Passive walking and running</text:span>: simple control and energy efficiency</text:p>
      <text:p text:style-name="P1"/>
      <text:p text:style-name="P2">3) Proposed method:</text:p>
      <text:p text:style-name="P2"><text:span text:style-name="T2">T</text:span>he <text:span text:style-name="T2">innovative control </text:span>method introduced in this paper</text:p>
      <text:p text:style-name="P4">3.1) Improvements in terms of hardware:</text:p>
      <text:p text:style-name="P5">ACHIRES: </text:p>
      <text:p text:style-name="P5">The <text:span text:style-name="T1">robot</text:span> is fully actuated by high-speed motors (no dampers or springs used or assumed)</text:p>
      <text:p text:style-name="P6">2 dimensional (6 DOF: hips, knees, ankles)</text:p>
      <text:p text:style-name="P6">Very light</text:p>
      <text:p text:style-name="P6">The <text:span text:style-name="T1">high-speed vision system </text:span>extracts features at 600 fps + real-time control system</text:p>
      <text:p text:style-name="P7">Markers on the joints of the left leg</text:p>
      <text:p text:style-name="P6"/>
      <text:p text:style-name="P6">3.2) Improvements in terms of control:</text:p>
      <text:p text:style-name="P6"><text:span text:style-name="T1">Simple dynamics model</text:span> used to derive torque inputs to the motors</text:p>
      <text:p text:style-name="P6">Real-time position feedback from the vision system</text:p>
      <text:p text:style-name="P6">This point is explained more comprehensibly after...</text:p>
      <text:p text:style-name="P6"/>
      <text:p text:style-name="P6">3.3) Video: small example of the performance of the system</text:p>
      <text:p text:style-name="P8"/>
      <text:p text:style-name="P8">4) Running cycles phases and control techniques:</text:p>
      <text:p text:style-name="P8">In <text:span text:style-name="T1">control theory of running robots</text:span>, the cycle of movements performed is generally divided into <text:span text:style-name="T1">three phases</text:span>: grounded, jumping and aerial. In order for you to understand the next points they are going to be introduced here.</text:p>
      <text:p text:style-name="P8"/>
      <text:p text:style-name="P8"><text:span text:style-name="T1">Three control techniques</text:span> are applied in the running cycle for the implementation of this system. The torque inputs to the joint motors are calculated through joint angle control, torque control and visual feedback control.</text:p>
      <text:p text:style-name="P8"/>
      <text:p text:style-name="P8">5) Grounded phase:</text:p>
      <text:p text:style-name="P8"><text:span text:style-name="T4">Jorge e</text:span>xplain<text:span text:style-name="T4">s</text:span> the movements implicated <text:span text:style-name="T4">(check paper)--&gt; lands on tiptoes</text:span></text:p>
      <text:p text:style-name="P8"/>
      <text:p text:style-name="P8">Joint angle control for hip, knee and joint. Linear interpolation with <text:span text:style-name="T4">the current and desired values for the specified time lapse. The current values come from the encoders, not visual feedback.</text:span></text:p>
      <text:p text:style-name="P8"/>
      <text:p text:style-name="P8"><text:soft-page-break/></text:p>
      <text:p text:style-name="P9">6) Jumping phase:</text:p>
      <text:p text:style-name="P9">Shame for Jorge :D</text:p>
      <text:p text:style-name="P9"/>
      <text:p text:style-name="P9">Explanation of torque control: a step function is input to the motors at the predefined time.</text:p>
      <text:p text:style-name="P9">The magnitude of the necessary <text:span text:style-name="T5">torque </text:span>for reaching the desired speed and height <text:span text:style-name="T5">of the robot</text:span> is calculated in the design solving the dynamics model of the robot and <text:span text:style-name="T5">its</text:span> Euler-Lagrange equation <text:span text:style-name="T5">in simulation.</text:span></text:p>
      <text:p text:style-name="P9"/>
      <text:p text:style-name="P10">** Method used to reduce the necessary torque for the knee joints</text:p>
      <text:p text:style-name="P9"/>
      <text:p text:style-name="P10">7) Aerial phase</text:p>
      <text:p text:style-name="P10">…</text:p>
      <text:p text:style-name="P10"/>
      <text:p text:style-name="P10">Explanation of visual feedback control:</text:p>
      <text:p text:style-name="P10">In order to cancel any existing angular velocity around the CoM of the robot, the system calculates the necessary angular movement of the right leg to balance out the angular momentum. This can be done knowing the inertia moments of the legs and body and their relative angles by visual feedback.</text:p>
      <text:p text:style-name="P10"/>
      <text:p text:style-name="P10">** The visual feedback is also used to trigger the transition between aerial and grounded phases, based on the position of the ankle of the supported leg above a threshold. </text:p>
      <text:p text:style-name="P10"/>
      <text:p text:style-name="P10">8) Conclusions</text:p>
      <text:p text:style-name="P10"/>
      <text:p text:style-name="P9"/>
      <text:p text:style-name="P9"/>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20:10:07.788361686</meta:creation-date>
    <meta:editing-duration>PT14M19S</meta:editing-duration>
    <meta:editing-cycles>2</meta:editing-cycles>
    <meta:generator>LibreOffice/4.2.8.2$Linux_X86_64 LibreOffice_project/420m0$Build-2</meta:generator>
    <dc:title>A4</dc:title>
    <dc:date>2015-11-04T21:32:58.189730877</dc:date>
    <meta:document-statistic meta:table-count="0" meta:image-count="0" meta:object-count="0" meta:page-count="2" meta:paragraph-count="43" meta:word-count="475" meta:character-count="2932" meta:non-whitespace-character-count="2499"/>
    <meta:template xlink:type="simple" xlink:actuate="onRequest" xlink:title="A4" xlink:href="../../../../../.config/libreoffice/4/user/template/A4.ott" meta:date="2015-11-04T20:10:07.591710545"/>
  </office:meta>
</office:document-meta>
</file>